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5.8917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5925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2.1083in"/>
    </style:style>
    <style:style style:name="co8" style:family="table-column">
      <style:table-column-properties fo:break-before="auto" style:column-width="1.7028in"/>
    </style:style>
    <style:style style:name="co9" style:family="table-column">
      <style:table-column-properties fo:break-before="auto" style:column-width="1.298in"/>
    </style:style>
    <style:style style:name="co10" style:family="table-column">
      <style:table-column-properties fo:break-before="auto" style:column-width="0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Excel_20_Built-in_20_Normal">
      <style:table-cell-properties fo:background-color="#fac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Excel_20_Built-in_20_Normal">
      <style:table-cell-properties fo:background-color="#92d05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Excel_20_Built-in_20_Normal" style:data-style-name="N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Excel_20_Built-in_20_Normal"/>
        <table:table-column table:style-name="co2" table:default-cell-style-name="Excel_20_Built-in_20_Excel_20_Built-in_20_Normal"/>
        <table:table-column table:style-name="co3" table:default-cell-style-name="Excel_20_Built-in_20_Excel_20_Built-in_20_Normal"/>
        <table:table-column table:style-name="co4" table:number-columns-repeated="2" table:default-cell-style-name="Excel_20_Built-in_20_Excel_20_Built-in_20_Normal"/>
        <table:table-column table:style-name="co5" table:visibility="collapse" table:default-cell-style-name="Excel_20_Built-in_20_Excel_20_Built-in_20_Normal"/>
        <table:table-column table:style-name="co6" table:default-cell-style-name="Excel_20_Built-in_20_Excel_20_Built-in_20_Normal"/>
        <table:table-column table:style-name="co7" table:default-cell-style-name="Excel_20_Built-in_20_Excel_20_Built-in_20_Normal"/>
        <table:table-column table:style-name="co8" table:default-cell-style-name="Excel_20_Built-in_20_Excel_20_Built-in_20_Normal"/>
        <table:table-column table:style-name="co9" table:default-cell-style-name="Excel_20_Built-in_20_Excel_20_Built-in_20_Normal"/>
        <table:table-column table:style-name="co6" table:number-columns-repeated="247" table:default-cell-style-name="Excel_20_Built-in_20_Excel_20_Built-in_20_Normal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ditos</text:p>
          </table:table-cell>
          <table:table-cell office:value-type="string">
            <text:p>Notas</text:p>
          </table:table-cell>
          <table:table-cell office:value-type="string">
            <text:p>cred sumado</text:p>
          </table:table-cell>
          <table:table-cell/>
          <table:table-cell office:value-type="string">
            <text:p>Creditos Obligatorias</text:p>
          </table:table-cell>
          <table:table-cell office:value-type="string">
            <text:p>Creditos Optativas</text:p>
          </table:table-cell>
          <table:table-cell office:value-type="string">
            <text:p>Total Credito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TERCER CUATRIMESTRE</text:p>
          </table:table-cell>
          <table:table-cell table:number-columns-repeated="4"/>
          <table:table-cell table:formula="of:=SUM([.F4:.F34])" office:value-type="float" office:value="84">
            <text:p>84</text:p>
          </table:table-cell>
          <table:table-cell table:formula="of:=SUM([.F37:.F63])" office:value-type="float" office:value="16">
            <text:p>16</text:p>
          </table:table-cell>
          <table:table-cell table:formula="of:=[.H3]+[.I3]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2" office:value-type="string">
            <text:p>61.03 Análisis Matemático II A 8 CBC</text:p>
          </table:table-cell>
          <table:table-cell office:value-type="float" office:value="8">
            <text:p>8</text:p>
          </table:table-cell>
          <table:table-cell/>
          <table:table-cell table:formula="of:=IF([.E4]&gt;3;[.D4];0)" office:value-type="float" office:value="0">
            <text:p>0</text:p>
          </table:table-cell>
          <table:table-cell/>
          <table:table-cell office:value-type="string">
            <text:p>Cred oblig restantes</text:p>
          </table:table-cell>
          <table:table-cell office:value-type="string">
            <text:p>Cred opt restantes</text:p>
          </table:table-cell>
          <table:table-cell office:value-type="string">
            <text:p>Total restante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2" office:value-type="string">
            <text:p>61.08 Álgebra II A 8 CBC</text:p>
          </table:table-cell>
          <table:table-cell office:value-type="float" office:value="8">
            <text:p>8</text:p>
          </table:table-cell>
          <table:table-cell/>
          <table:table-cell table:formula="of:=IF([.E5]&gt;3;[.D5];0)" office:value-type="float" office:value="0">
            <text:p>0</text:p>
          </table:table-cell>
          <table:table-cell/>
          <table:table-cell table:formula="of:=130-[.$H$3]" office:value-type="float" office:value="46">
            <text:p>46</text:p>
          </table:table-cell>
          <table:table-cell table:formula="of:=40-[.$I$3]" office:value-type="float" office:value="24">
            <text:p>24</text:p>
          </table:table-cell>
          <table:table-cell table:formula="of:=[.$H$5]+[.I5]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>
            <text:p>75.40 Algoritmos y Programación I 6 CBC</text:p>
          </table:table-cell>
          <table:table-cell table:number-columns-repeated="2" office:value-type="float" office:value="6">
            <text:p>6</text:p>
          </table:table-cell>
          <table:table-cell table:formula="of:=IF([.E6]&gt;3;[.D6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CUARTO CUATRIMESTRE</text:p>
          </table:table-cell>
          <table:table-cell table:number-columns-repeated="2"/>
          <table:table-cell table:formula="of:=IF([.E7]&gt;3;[.D7];0)" office:value-type="float" office:value="0">
            <text:p>0</text:p>
          </table:table-cell>
          <table:table-cell/>
          <table:table-cell office:value-type="string">
            <text:p>Promedi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61.07 Matemática Discreta 6 CBC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IF([.E8]&gt;3;[.D8];0)" office:value-type="float" office:value="6">
            <text:p>6</text:p>
          </table:table-cell>
          <table:table-cell/>
          <table:table-cell table:style-name="ce5" table:formula="of:=AVERAGE([.$E$3:.$E$71])" office:value-type="float" office:value="5.64705882352941">
            <text:p>5.6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75.03 Organización del Computador 8 75.4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IF([.E9]&gt;3;[.D9];0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41 Algoritmos y Programación II 6 75.40</text:p>
          </table:table-cell>
          <table:table-cell table:number-columns-repeated="2" office:value-type="float" office:value="6">
            <text:p>6</text:p>
          </table:table-cell>
          <table:table-cell table:formula="of:=IF([.E10]&gt;3;[.D10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QUINTO CUATRIMESTRE</text:p>
          </table:table-cell>
          <table:table-cell table:number-columns-repeated="2"/>
          <table:table-cell table:formula="of:=IF([.E11]&gt;3;[.D11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61.09 Probabilidad y Estadística B 6 61.03-61.08</text:p>
          </table:table-cell>
          <table:table-cell office:value-type="float" office:value="6">
            <text:p>6</text:p>
          </table:table-cell>
          <table:table-cell/>
          <table:table-cell table:formula="of:=IF([.E12]&gt;3;[.D12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1.12 Estructura de las Organizaciones 6 CB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E13]&gt;3;[.D13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06 Organización de Datos 6 75.03-75.4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[.E14]&gt;3;[.D14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07 Algoritmos y Programación III 6 75.4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IF([.E15]&gt;3;[.D15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SEXTO CUATRIMESTRE</text:p>
          </table:table-cell>
          <table:table-cell table:number-columns-repeated="2"/>
          <table:table-cell table:formula="of:=IF([.E16]&gt;3;[.D16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1.13 Información en las Organizaciones 6 71.12</text:p>
          </table:table-cell>
          <table:table-cell table:number-columns-repeated="2" office:value-type="float" office:value="6">
            <text:p>6</text:p>
          </table:table-cell>
          <table:table-cell table:formula="of:=IF([.E17]&gt;3;[.D17];0)"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75.08 Sistemas Operativos 6 75.0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E18]&gt;3;[.D18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09 Análisis de la Información 6 75.06-75.0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E19]&gt;3;[.D19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42 Taller de Programación I 4 75.03-75.41</text:p>
          </table:table-cell>
          <table:table-cell table:number-columns-repeated="2" office:value-type="float" office:value="4">
            <text:p>4</text:p>
          </table:table-cell>
          <table:table-cell table:formula="of:=IF([.E20]&gt;3;[.D20];0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1 materia electiva</text:p>
          </table:table-cell>
          <table:table-cell table:number-columns-repeated="2"/>
          <table:table-cell table:formula="of:=IF([.E21]&gt;3;[.D21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SÉPTIMO CUATRIMESTRE</text:p>
          </table:table-cell>
          <table:table-cell table:number-columns-repeated="2"/>
          <table:table-cell table:formula="of:=IF([.E22]&gt;3;[.D22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71.14 Modelos y Optimización I 6 61.03-61.07-61.08</text:p>
          </table:table-cell>
          <table:table-cell office:value-type="float" office:value="6">
            <text:p>6</text:p>
          </table:table-cell>
          <table:table-cell/>
          <table:table-cell table:formula="of:=IF([.E23]&gt;3;[.D23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10 Técnicas de Diseño 6 75.09</text:p>
          </table:table-cell>
          <table:table-cell table:number-columns-repeated="2" office:value-type="float" office:value="6">
            <text:p>6</text:p>
          </table:table-cell>
          <table:table-cell table:formula="of:=IF([.E24]&gt;3;[.D24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15 Base de Datos 6 75.0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E25]&gt;3;[.D25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1 materia electiva</text:p>
          </table:table-cell>
          <table:table-cell table:number-columns-repeated="2"/>
          <table:table-cell table:formula="of:=IF([.E26]&gt;3;[.D26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OCTAVO CUATRIMESTRE</text:p>
          </table:table-cell>
          <table:table-cell table:number-columns-repeated="2"/>
          <table:table-cell table:formula="of:=IF([.E27]&gt;3;[.D27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71.15 Modelos y Optimización II 6 61.09-71.14</text:p>
          </table:table-cell>
          <table:table-cell office:value-type="float" office:value="6">
            <text:p>6</text:p>
          </table:table-cell>
          <table:table-cell/>
          <table:table-cell table:formula="of:=IF([.E28]&gt;3;[.D28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71.16 Administración de Proyectos 6 71.12-71.14</text:p>
          </table:table-cell>
          <table:table-cell office:value-type="float" office:value="6">
            <text:p>6</text:p>
          </table:table-cell>
          <table:table-cell/>
          <table:table-cell table:formula="of:=IF([.E29]&gt;3;[.D29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75.17 Implantación de Sistemas 6 75.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IF([.E30]&gt;3;[.D30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lectivas</text:p>
          </table:table-cell>
          <table:table-cell table:number-columns-repeated="2"/>
          <table:table-cell table:formula="of:=IF([.E31]&gt;3;[.D31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NOVENO CUATRIMESTRE</text:p>
          </table:table-cell>
          <table:table-cell table:number-columns-repeated="2"/>
          <table:table-cell table:formula="of:=IF([.E32]&gt;3;[.D32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75.18 Proyectos Informáticos 6 71.13-71.16-75.17</text:p>
          </table:table-cell>
          <table:table-cell office:value-type="float" office:value="6">
            <text:p>6</text:p>
          </table:table-cell>
          <table:table-cell/>
          <table:table-cell table:formula="of:=IF([.E33]&gt;3;[.D33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1 materia electiva</text:p>
          </table:table-cell>
          <table:table-cell table:number-columns-repeated="2"/>
          <table:table-cell table:formula="of:=IF([.E34]&gt;3;[.D34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/>
          <table:table-cell table:formula="of:=IF([.E35]&gt;3;[.D35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>
            <text:p>MATERIAS ELECTIVAS</text:p>
          </table:table-cell>
          <table:table-cell table:number-columns-repeated="2"/>
          <table:table-cell table:formula="of:=IF([.E36]&gt;3;[.D36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ódigo Asignatura Créditos Correlativas</text:p>
          </table:table-cell>
          <table:table-cell table:number-columns-repeated="2"/>
          <table:table-cell table:formula="of:=IF([.E37]&gt;3;[.D37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71.17 Derecho Informático 4 sin correlativas asignadas</text:p>
          </table:table-cell>
          <table:table-cell office:value-type="float" office:value="4">
            <text:p>4</text:p>
          </table:table-cell>
          <table:table-cell/>
          <table:table-cell table:formula="of:=IF([.E38]&gt;3;[.D38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71.18 Estructura Económica Argentina 4 sin correlativas asignadas</text:p>
          </table:table-cell>
          <table:table-cell office:value-type="float" office:value="4">
            <text:p>4</text:p>
          </table:table-cell>
          <table:table-cell/>
          <table:table-cell table:formula="of:=IF([.E39]&gt;3;[.D39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71.20 Modelos y Optimización III 6 71.15</text:p>
          </table:table-cell>
          <table:table-cell office:value-type="float" office:value="6">
            <text:p>6</text:p>
          </table:table-cell>
          <table:table-cell/>
          <table:table-cell table:formula="of:=IF([.E40]&gt;3;[.D40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71.58 Análisis y Resolución de Problemas de Sistemas 6 71.15</text:p>
          </table:table-cell>
          <table:table-cell office:value-type="float" office:value="6">
            <text:p>6</text:p>
          </table:table-cell>
          <table:table-cell/>
          <table:table-cell table:formula="of:=IF([.E41]&gt;3;[.D41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71.46 Ingeniería Económica 6 71.13</text:p>
          </table:table-cell>
          <table:table-cell office:value-type="float" office:value="6">
            <text:p>6</text:p>
          </table:table-cell>
          <table:table-cell/>
          <table:table-cell table:formula="of:=IF([.E42]&gt;3;[.D42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75.12 Análisis Numérico I 6 61.03-61.08-75.41</text:p>
          </table:table-cell>
          <table:table-cell office:value-type="float" office:value="6">
            <text:p>6</text:p>
          </table:table-cell>
          <table:table-cell/>
          <table:table-cell table:formula="of:=IF([.E43]&gt;3;[.D43]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2" office:value-type="string">
            <text:p>75.14 Lenguajes Formales 6 61.07</text:p>
          </table:table-cell>
          <table:table-cell office:value-type="float" office:value="6">
            <text:p>6</text:p>
          </table:table-cell>
          <table:table-cell/>
          <table:table-cell table:formula="of:=IF([.E44]&gt;3;[.D44]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75.16 Lenguajes de Programación 6 75.14</text:p>
          </table:table-cell>
          <table:table-cell office:value-type="float" office:value="6">
            <text:p>6</text:p>
          </table:table-cell>
          <table:table-cell/>
          <table:table-cell table:formula="of:=IF([.E45]&gt;3;[.D45]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75.19 Teoría de Comunicación 6 75.08</text:p>
          </table:table-cell>
          <table:table-cell office:value-type="float" office:value="6">
            <text:p>6</text:p>
          </table:table-cell>
          <table:table-cell/>
          <table:table-cell table:formula="of:=IF([.E46]&gt;3;[.D46]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75.20 Arquitecturas y Configuración 6 75.08</text:p>
          </table:table-cell>
          <table:table-cell office:value-type="float" office:value="6">
            <text:p>6</text:p>
          </table:table-cell>
          <table:table-cell/>
          <table:table-cell table:formula="of:=IF([.E47]&gt;3;[.D47]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75.22 Concurrencia 8 75.08</text:p>
          </table:table-cell>
          <table:table-cell office:value-type="float" office:value="8">
            <text:p>8</text:p>
          </table:table-cell>
          <table:table-cell/>
          <table:table-cell table:formula="of:=IF([.E48]&gt;3;[.D48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23 Inteligencia Artificial 6 75.4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[.E49]&gt;3;[.D49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75.24 Teoría de la Programación 4 75.41</text:p>
          </table:table-cell>
          <table:table-cell office:value-type="float" office:value="4">
            <text:p>4</text:p>
          </table:table-cell>
          <table:table-cell/>
          <table:table-cell table:formula="of:=IF([.E50]&gt;3;[.D50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75.26 Simulación 6 61.09</text:p>
          </table:table-cell>
          <table:table-cell office:value-type="float" office:value="6">
            <text:p>6</text:p>
          </table:table-cell>
          <table:table-cell/>
          <table:table-cell table:formula="of:=IF([.E51]&gt;3;[.D51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5.27 Algoritmos y Programación IV 6 75.0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E52]&gt;3;[.D52];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75.29 Teoría de Algoritmos I 6 61.07-75.41</text:p>
          </table:table-cell>
          <table:table-cell office:value-type="float" office:value="6">
            <text:p>6</text:p>
          </table:table-cell>
          <table:table-cell/>
          <table:table-cell table:formula="of:=IF([.E53]&gt;3;[.D53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75.32 Práctica Profesional 3 71.13-75.10-75.15</text:p>
          </table:table-cell>
          <table:table-cell office:value-type="float" office:value="3">
            <text:p>3</text:p>
          </table:table-cell>
          <table:table-cell/>
          <table:table-cell table:formula="of:=IF([.E54]&gt;3;[.D54]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75.33 Redes y Teleprocesamientos I 6 75.08-75.15</text:p>
          </table:table-cell>
          <table:table-cell office:value-type="float" office:value="6">
            <text:p>6</text:p>
          </table:table-cell>
          <table:table-cell/>
          <table:table-cell table:formula="of:=IF([.E55]&gt;3;[.D55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75.34 Redes y Teleprocesamientos II 6 75.33</text:p>
          </table:table-cell>
          <table:table-cell office:value-type="float" office:value="6">
            <text:p>6</text:p>
          </table:table-cell>
          <table:table-cell/>
          <table:table-cell table:formula="of:=IF([.E56]&gt;3;[.D56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75.36 Seminario y Lógica de Bases de Datos 3 75.15</text:p>
          </table:table-cell>
          <table:table-cell office:value-type="float" office:value="3">
            <text:p>3</text:p>
          </table:table-cell>
          <table:table-cell/>
          <table:table-cell table:formula="of:=IF([.E57]&gt;3;[.D57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75.38 Análisis Numérico II A 6 75.12</text:p>
          </table:table-cell>
          <table:table-cell office:value-type="float" office:value="6">
            <text:p>6</text:p>
          </table:table-cell>
          <table:table-cell/>
          <table:table-cell table:formula="of:=IF([.E58]&gt;3;[.D58]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75.39 Aplicaciones Informáticas 6 75.08-75.09</text:p>
          </table:table-cell>
          <table:table-cell office:value-type="float" office:value="6">
            <text:p>6</text:p>
          </table:table-cell>
          <table:table-cell/>
          <table:table-cell table:formula="of:=IF([.E59]&gt;3;[.D59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75.50 Introducción a los Sistemas Inteligentes 6 61.09-71.14</text:p>
          </table:table-cell>
          <table:table-cell office:value-type="float" office:value="6">
            <text:p>6</text:p>
          </table:table-cell>
          <table:table-cell/>
          <table:table-cell table:formula="of:=IF([.E60]&gt;3;[.D60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75.71 Seminario de Ingeniería de Informática I 3 75.07</text:p>
          </table:table-cell>
          <table:table-cell office:value-type="float" office:value="3">
            <text:p>3</text:p>
          </table:table-cell>
          <table:table-cell/>
          <table:table-cell table:formula="of:=IF([.E61]&gt;3;[.D61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75.72 Seminario de Ingeniería de Informática II 3 75.06-75.41</text:p>
          </table:table-cell>
          <table:table-cell office:value-type="float" office:value="3">
            <text:p>3</text:p>
          </table:table-cell>
          <table:table-cell/>
          <table:table-cell table:formula="of:=IF([.E62]&gt;3;[.D62]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78.01 Idioma Inglés 4 CBC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IF([.E63]&gt;3;[.D63];0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ó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78.02 Idioma Alemán 4 CB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ó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78.03 Idioma Francés 4 CB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ó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78.04 Idioma Italiano 4 CB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ó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78.05 Idioma Portugués 4 CBC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6" table:number-columns-repeated="257" table:default-cell-style-name="Excel_20_Built-in_20_Excel_20_Built-in_20_Normal"/>
        <table:table-column table:style-name="co10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6" table:number-columns-repeated="257" table:default-cell-style-name="Excel_20_Built-in_20_Excel_20_Built-in_20_Normal"/>
        <table:table-column table:style-name="co10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Hoja1.$A$1" table:expression="IF(#REF!&gt;3,#REF!,0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>
      <number:text> - </number:text>
    </number:number-style>
    <number:text-style style:name="N5120" number:language="en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>
      <number:text> -</number:text>
      <number:number number:decimal-places="0" number:min-integer-digits="0"/>
      <number:text> </number:text>
    </number:number-style>
    <number:text-style style:name="N5121" number:language="en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>
      <number:minutes number:style="long"/>
      <number:text>:</number:text>
      <number:seconds number:style="long"/>
    </number:time-style>
    <number:time-style style:name="N5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>
      <number:minutes number:style="long"/>
      <number:text>:</number:text>
      <number:seconds number:style="long" number:decimal-places="1"/>
    </number:time-style>
    <number:number-style style:name="N5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" style:display-name="Excel Built-in 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3/05/2013</text:date>, <text:time>17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5T17:52:39</dc:date>
    <meta:generator>OpenOffice.org/3.4.1$Unix OpenOffice.org_project/341m1$Build-9593</meta:generator>
    <meta:editing-duration>PT55M48S</meta:editing-duration>
    <meta:editing-cycles>1</meta:editing-cycles>
    <meta:document-statistic meta:table-count="3" meta:cell-count="281" meta:object-count="0"/>
  </office:meta>
</office:document-meta>
</file>